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7974d"/>
    </style:style>
    <style:style style:name="P2" style:family="paragraph" style:parent-style-name="Preformatted_20_Text">
      <style:paragraph-properties fo:orphans="1" style:writing-mode="lr-tb"/>
      <style:text-properties officeooo:paragraph-rsid="0017974d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7974d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7974d"/>
    </style:style>
    <style:style style:name="P5" style:family="paragraph" style:parent-style-name="Text_20_body">
      <style:paragraph-properties fo:orphans="1"/>
      <style:text-properties officeooo:paragraph-rsid="00179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Numerical Validation of the Collatz-Octave Model</text:span></text:p>
      <text:p text:style-name="P2"/>
      <text:p text:style-name="P2"><text:span text:style-name="Source_20_Text">def collatz_octave_prime_residues(primes, mod_base=24):</text:span></text:p>
      <text:p text:style-name="P2"><text:span text:style-name="Source_20_Text"><text:s text:c="4"/>"""Computes prime residues in the Collatz-Octave model."""</text:span></text:p>
      <text:p text:style-name="P2"><text:span text:style-name="Source_20_Text"><text:s text:c="4"/>return np.array([p % mod_base for p in primes])</text:span></text:p>
      <text:p text:style-name="P2"/>
      <text:p text:style-name="P2"><text:span text:style-name="Source_20_Text"># Compute Collatz-Octave prime residues for mod 24</text:span></text:p>
      <text:p text:style-name="P2"><text:span text:style-name="Source_20_Text">collatz_octave_residues = collatz_octave_prime_residues(primes, 24)</text:span></text:p>
      <text:p text:style-name="P2"/>
      <text:p text:style-name="P2"><text:span text:style-name="Source_20_Text"># Compute frequency of prime residue occurrences</text:span></text:p>
      <text:p text:style-name="P2"><text:span text:style-name="Source_20_Text">unique_residues, residue_counts = np.unique(collatz_octave_residues, return_counts=True)</text:span></text:p>
      <text:p text:style-name="P2"/>
      <text:p text:style-name="P2"><text:span text:style-name="Source_20_Text"># Plot Collatz-Octave prime residue distribution</text:span></text:p>
      <text:p text:style-name="P2"><text:span text:style-name="Source_20_Text">plt.figure(figsize=(8, 4))</text:span></text:p>
      <text:p text:style-name="P2"><text:span text:style-name="Source_20_Text">plt.bar(unique_residues, residue_counts, alpha=0.75, label="Prime Residue Frequency (mod 24)")</text:span></text:p>
      <text:p text:style-name="P2"><text:span text:style-name="Source_20_Text">plt.title("Collatz-Octave Prime Residue Distribution")</text:span></text:p>
      <text:p text:style-name="P2"><text:span text:style-name="Source_20_Text">plt.xlabel("Residue Class (mod 24)")</text:span></text:p>
      <text:p text:style-name="P2"><text:span text:style-name="Source_20_Text">plt.ylabel("Frequenc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Compute entropy of Collatz-Octave residue distribution</text:span></text:p>
      <text:p text:style-name="P2"><text:span text:style-name="Source_20_Text">entropy_collatz_octave = entropy(residue_counts / sum(residue_counts), base=2)</text:span></text:p>
      <text:p text:style-name="P2"/>
      <text:p text:style-name="P2"><text:span text:style-name="Source_20_Text"># Compute prime gap differences within the octave cycles</text:span></text:p>
      <text:p text:style-name="P2"><text:span text:style-name="Source_20_Text">collatz_octave_gaps = np.diff(collatz_octave_residues)</text:span></text:p>
      <text:p text:style-name="P2"/>
      <text:p text:style-name="P2"><text:span text:style-name="Source_20_Text"># Compute entropy of prime gap distribution in the Collatz-Octave model</text:span></text:p>
      <text:p text:style-name="P2"><text:span text:style-name="Source_20_Text">entropy_collatz_octave_gaps = entropy(np.bincount(np.abs(collatz_octave_gaps), minlength=24) / len(collatz_octave_gaps), base=2)</text:span></text:p>
      <text:p text:style-name="P2"/>
      <text:p text:style-name="P2"><text:span text:style-name="Source_20_Text"># Return entropy values for validation</text:span></text:p>
      <text:p text:style-name="P3"><text:span text:style-name="Source_20_Text">entropy_collatz_octave, entropy_collatz_octave_gaps</text:span></text:p>
      <text:p text:style-name="P5">Result</text:p>
      <text:p text:style-name="P4">(3.0928861226801287, 2.9350014914690283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1:44:28.004189327</meta:creation-date>
    <dc:date>2025-02-09T01:45:49.667965771</dc:date>
    <meta:editing-duration>PT1M22S</meta:editing-duration>
    <meta:editing-cycles>1</meta:editing-cycles>
    <meta:document-statistic meta:table-count="0" meta:image-count="0" meta:object-count="0" meta:page-count="1" meta:paragraph-count="27" meta:word-count="133" meta:character-count="1374" meta:non-whitespace-character-count="1260"/>
    <meta:generator>LibreOffice/24.2.7.2$Linux_X86_64 LibreOffice_project/420$Build-2</meta:generator>
  </office:meta>
</office:document-meta>
</file>